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0000ff"/>
    </style:style>
    <style:style style:name="T2" style:family="text">
      <style:text-properties officeooo:rsid="000ac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<text:span text:style-name="T1">Conclusiones</text:span></text:span></text:p>
      <text:p text:style-name="Standard"><text:span text:style-name="Strong_20_Emphasis"><text:span text:style-name="T1"/></text:span></text:p>
      <text:p text:style-name="Standard">Los usuarios no son conscientes de que sus comentarios pueden llegar a cualquier persona de<text:span text:style-name="T2">ntro de la web</text:span> <text:span text:style-name="T2">e incluso puede ser divulgada y hasta robada tu información dentro de cada sitio web o red social que utilizamos</text:span>. Normalmente cuantos más contactos se tienen, más popular eres, y por tanto tienes más influencia. Todo lo que pongas en la red social lo verá mucha más gente, y seguro que muchos de ellos ni les conocen en persona.</text:p>
      <text:p text:style-name="Standard"/>
      <text:p text:style-name="Standard">Cualquier usuario de la red social, puede coger toda la información que tenemos y usarla en un futuro cercano para hacernos daño. Las cosas personales son, como la misma palabra indica, “personales”, “privadas”, y no para ser publicadas <text:span text:style-name="T2">o compartidas </text:span>en un tablón de internet a la vista de todo el mundo como si de un anuncio se tratara.</text:p>
      <text:p text:style-name="Standard"/>
      <text:p text:style-name="Text_20_body">La seguridad y privacidad en la red social, empieza por nosotros, por los contenidos que subimos y los permisos que otorgamos.</text:p>
      <text:p text:style-name="Text_20_body">Las redes sociales seguirán innovando, creando nuevos diseños, pero esperemos que también se centren mucho en la seguridad, y sobre todo, la privacidad de sus usuarios. <text:span text:style-name="T2">Mientras se mejora ese sector dentro de la web, toca protegernos de todos los ataques que puedan surgir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9:54:36.847680811</meta:creation-date>
    <dc:date>2020-10-06T20:11:28.758513621</dc:date>
    <meta:editing-duration>PT16M52S</meta:editing-duration>
    <meta:editing-cycles>1</meta:editing-cycles>
    <meta:document-statistic meta:table-count="0" meta:image-count="0" meta:object-count="0" meta:page-count="1" meta:paragraph-count="5" meta:word-count="202" meta:character-count="1182" meta:non-whitespace-character-count="985"/>
    <meta:generator>LibreOffice/6.4.6.2$Linux_X86_64 LibreOffice_project/40$Build-2</meta:generator>
  </office:meta>
</office:document-meta>
</file>